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-77.59" calcext:value-type="float">
            <text:p>-77,59</text:p>
          </table:table-cell>
          <table:table-cell office:value-type="float" office:value="6.64" calcext:value-type="float">
            <text:p>6,64</text:p>
          </table:table-cell>
          <table:table-cell office:value-type="string" calcext:value-type="string">
            <text:p>OBSERVATIONS</text:p>
          </table:table-cell>
          <table:table-cell office:value-type="string" calcext:value-type="string">
            <text:p>DENSITY IN</text:p>
          </table:table-cell>
          <table:table-cell office:value-type="string" calcext:value-type="string">
            <text:p>DENSITY OUT</text:p>
          </table:table-cell>
          <table:table-cell office:value-type="string" calcext:value-type="string">
            <text:p>RATIO</text:p>
          </table:table-cell>
          <table:table-cell table:number-columns-repeated="7"/>
        </table:table-row>
        <table:table-row table:style-name="ro1">
          <table:table-cell office:value-type="float" office:value="-85.36" calcext:value-type="float">
            <text:p>-85,36</text:p>
          </table:table-cell>
          <table:table-cell office:value-type="float" office:value="5.24" calcext:value-type="float">
            <text:p>5,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-77" calcext:value-type="float">
            <text:p>-77</text:p>
          </table:table-cell>
          <table:table-cell table:formula="of:=COM.MICROSOFT.NORM.DIST([.C4];[.$A$1];[.$B$1];0)" office:value-type="float" office:value="0.0598449552947379" calcext:value-type="float">
            <text:p>0,0598449553</text:p>
          </table:table-cell>
          <table:table-cell table:formula="of:=COM.MICROSOFT.NORM.DIST([.C4];[.$A$2];[.$B$2];0)" office:value-type="float" office:value="0.0213235693418501" calcext:value-type="float">
            <text:p>0,0213235693</text:p>
          </table:table-cell>
          <table:table-cell table:formula="of:=[.D4]/[.E4]" office:value-type="float" office:value="2.80651678597189" calcext:value-type="float">
            <text:p>2,806516786</text:p>
          </table:table-cell>
          <table:table-cell table:formula="of:=[.D4]" office:value-type="float" office:value="0.0598449552947379" calcext:value-type="float">
            <text:p>0,0598449553</text:p>
          </table:table-cell>
          <table:table-cell table:formula="of:=[.E4]" office:value-type="float" office:value="0.0213235693418501" calcext:value-type="float">
            <text:p>0,0213235693</text:p>
          </table:table-cell>
          <table:table-cell table:formula="of:=[.G4]/[.H4]" office:value-type="float" office:value="2.80651678597189" calcext:value-type="float">
            <text:p>2,806516786</text:p>
          </table:table-cell>
          <table:table-cell table:formula="of:=[.G4]" office:value-type="float" office:value="0.0598449552947379" calcext:value-type="float">
            <text:p>0,0598449553</text:p>
          </table:table-cell>
          <table:table-cell table:formula="of:=[.H4]" office:value-type="float" office:value="0.0213235693418501" calcext:value-type="float">
            <text:p>0,0213235693</text:p>
          </table:table-cell>
          <table:table-cell table:style-name="ce1" table:formula="of:=[.J4]/[.K4]" office:value-type="float" office:value="2.80651678597189" calcext:value-type="float">
            <text:p>2,806516786</text:p>
          </table:table-cell>
          <table:table-cell table:formula="of:=[.K4]/[.J4]" office:value-type="float" office:value="0.356313564557463" calcext:value-type="float">
            <text:p>0,3563135646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COM.MICROSOFT.NORM.DIST([.C5];[.$A$1];[.$B$1];0)" office:value-type="float" office:value="3.69967590968492E-112" calcext:value-type="float">
            <text:p>3,69967590968492E-112</text:p>
          </table:table-cell>
          <table:table-cell table:formula="of:=COM.MICROSOFT.NORM.DIST([.C5];[.$A$2];[.$B$2];0)" office:value-type="float" office:value="1.12468903109106E-197" calcext:value-type="float">
            <text:p>1,12468903109106E-197</text:p>
          </table:table-cell>
          <table:table-cell table:formula="of:=[.D5]/[.E5]" office:value-type="float" office:value="3.28951008448608E+085" calcext:value-type="float">
            <text:p>3,28951008448608E+085</text:p>
          </table:table-cell>
          <table:table-cell table:formula="of:=[.D4]*[.D5]" office:value-type="float" office:value="2.21406939420113E-113" calcext:value-type="float">
            <text:p>2,21406939420113E-113</text:p>
          </table:table-cell>
          <table:table-cell table:formula="of:=[.E4]*[.E5]" office:value-type="float" office:value="2.39823845424884E-199" calcext:value-type="float">
            <text:p>2,39823845424884E-199</text:p>
          </table:table-cell>
          <table:table-cell table:formula="of:=[.G5]/[.H5]" office:value-type="float" office:value="9.23206526973399E+085" calcext:value-type="float">
            <text:p>9,23206526973399E+085</text:p>
          </table:table-cell>
          <table:table-cell table:formula="of:=[.D4]*[.D5]" office:value-type="float" office:value="2.21406939420113E-113" calcext:value-type="float">
            <text:p>2,21406939420113E-113</text:p>
          </table:table-cell>
          <table:table-cell table:formula="of:=[.E4]*[.E5]" office:value-type="float" office:value="2.39823845424884E-199" calcext:value-type="float">
            <text:p>2,39823845424884E-199</text:p>
          </table:table-cell>
          <table:table-cell table:style-name="ce1" table:formula="of:=[.J5]/[.K5]" office:value-type="float" office:value="9.23206526973399E+085" calcext:value-type="float">
            <text:p>9,23206526973399E+085</text:p>
          </table:table-cell>
          <table:table-cell table:formula="of:=[.K5]/[.J5]" office:value-type="float" office:value="1.08318125011351E-086" calcext:value-type="float">
            <text:p>1,08318125011351E-86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COM.MICROSOFT.NORM.DIST([.C6];[.$A$1];[.$B$1];0)" office:value-type="float" office:value="1.18092502114299E-148" calcext:value-type="float">
            <text:p>1,18092502114299E-148</text:p>
          </table:table-cell>
          <table:table-cell table:formula="of:=COM.MICROSOFT.NORM.DIST([.C6];[.$A$2];[.$B$2];0)" office:value-type="float" office:value="4.18427731356095E-259" calcext:value-type="float">
            <text:p>4,18427731356095E-259</text:p>
          </table:table-cell>
          <table:table-cell table:formula="of:=[.D6]/[.E6]" office:value-type="float" office:value="2.8222914798589E+110" calcext:value-type="float">
            <text:p>2,8222914798589E+110</text:p>
          </table:table-cell>
          <table:table-cell table:formula="of:=[.G5]*[.D6]" office:value-type="float" office:value="2.61464994615902E-261" calcext:value-type="float">
            <text:p>2,61464994615902E-261</text:p>
          </table:table-cell>
          <table:table-cell table:formula="of:=[.H5]*[.E6]" office:value-type="float" office:value="0" calcext:value-type="float">
            <text:p>0</text:p>
          </table:table-cell>
          <table:table-cell table:formula="of:=[.G6]/[.H6]" office:value-type="string" office:string-value="" calcext:value-type="error">
            <text:p>#DIV/0!</text:p>
          </table:table-cell>
          <table:table-cell table:formula="of:=[.D4]*[.D5]*[.D6]" office:value-type="float" office:value="2.61464994615902E-261" calcext:value-type="float">
            <text:p>2,61464994615902E-261</text:p>
          </table:table-cell>
          <table:table-cell table:formula="of:=[.E4]*[.E5]*[.E6]" office:value-type="float" office:value="0" calcext:value-type="float">
            <text:p>0</text:p>
          </table:table-cell>
          <table:table-cell table:style-name="ce1" table:formula="of:=[.J6]/[.K6]" office:value-type="string" office:string-value="" calcext:value-type="error">
            <text:p>#DIV/0!</text:p>
          </table:table-cell>
          <table:table-cell table:formula="of:=[.K6]/[.J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COM.MICROSOFT.NORM.DIST([.C7];[.$A$1];[.$B$1];0)" office:value-type="float" office:value="5.85268779592646E-147" calcext:value-type="float">
            <text:p>5,85268779592646E-147</text:p>
          </table:table-cell>
          <table:table-cell table:formula="of:=COM.MICROSOFT.NORM.DIST([.C7];[.$A$2];[.$B$2];0)" office:value-type="float" office:value="2.92718726702919E-256" calcext:value-type="float">
            <text:p>2,92718726702919E-256</text:p>
          </table:table-cell>
          <table:table-cell table:formula="of:=[.D7]/[.E7]" office:value-type="float" office:value="1.99942376828742E+109" calcext:value-type="float">
            <text:p>1,99942376828742E+109</text:p>
          </table:table-cell>
          <table:table-cell table:formula="of:=[.G6]*[.D7]" office:value-type="float" office:value="0" calcext:value-type="float">
            <text:p>0</text:p>
          </table:table-cell>
          <table:table-cell table:formula="of:=[.H6]*[.E7]" office:value-type="float" office:value="0" calcext:value-type="float">
            <text:p>0</text:p>
          </table:table-cell>
          <table:table-cell table:formula="of:=[.G7]/[.H7]" office:value-type="string" office:string-value="" calcext:value-type="error">
            <text:p>#DIV/0!</text:p>
          </table:table-cell>
          <table:table-cell table:formula="of:=[.D4]*[.D5]*[.D6]*[.D7]" office:value-type="float" office:value="0" calcext:value-type="float">
            <text:p>0</text:p>
          </table:table-cell>
          <table:table-cell table:formula="of:=[.E4]*[.E5]*[.E6]*[.E7]" office:value-type="float" office:value="0" calcext:value-type="float">
            <text:p>0</text:p>
          </table:table-cell>
          <table:table-cell table:style-name="ce1" table:formula="of:=[.J7]/[.K7]" office:value-type="string" office:string-value="" calcext:value-type="error">
            <text:p>#DIV/0!</text:p>
          </table:table-cell>
          <table:table-cell table:formula="of:=[.K7]/[.J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COM.MICROSOFT.NORM.DIST([.C8];[.$A$1];[.$B$1];0)" office:value-type="float" office:value="3.9944707202878E-115" calcext:value-type="float">
            <text:p>3,9944707202878E-115</text:p>
          </table:table-cell>
          <table:table-cell table:formula="of:=COM.MICROSOFT.NORM.DIST([.C8];[.$A$2];[.$B$2];0)" office:value-type="float" office:value="1.1002709367451E-202" calcext:value-type="float">
            <text:p>1,1002709367451E-202</text:p>
          </table:table-cell>
          <table:table-cell table:formula="of:=[.D8]/[.E8]" office:value-type="float" office:value="3.6304428181158E+087" calcext:value-type="float">
            <text:p>3,6304428181158E+087</text:p>
          </table:table-cell>
          <table:table-cell table:formula="of:=[.G7]*[.D8]" office:value-type="float" office:value="0" calcext:value-type="float">
            <text:p>0</text:p>
          </table:table-cell>
          <table:table-cell table:formula="of:=[.H7]*[.E8]" office:value-type="float" office:value="0" calcext:value-type="float">
            <text:p>0</text:p>
          </table:table-cell>
          <table:table-cell table:formula="of:=[.G8]/[.H8]" office:value-type="string" office:string-value="" calcext:value-type="error">
            <text:p>#DIV/0!</text:p>
          </table:table-cell>
          <table:table-cell table:formula="of:=[.D5]*[.D6]*[.D7]*[.D8]" office:value-type="float" office:value="0" calcext:value-type="float">
            <text:p>0</text:p>
          </table:table-cell>
          <table:table-cell table:formula="of:=[.E5]*[.E6]*[.E7]*[.E8]" office:value-type="float" office:value="0" calcext:value-type="float">
            <text:p>0</text:p>
          </table:table-cell>
          <table:table-cell table:style-name="ce1" table:formula="of:=[.J8]/[.K8]" office:value-type="string" office:string-value="" calcext:value-type="error">
            <text:p>#DIV/0!</text:p>
          </table:table-cell>
          <table:table-cell table:formula="of:=[.K8]/[.J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COM.MICROSOFT.NORM.DIST([.C9];[.$A$1];[.$B$1];0)" office:value-type="float" office:value="3.12944295671017E-109" calcext:value-type="float">
            <text:p>3,12944295671017E-109</text:p>
          </table:table-cell>
          <table:table-cell table:formula="of:=COM.MICROSOFT.NORM.DIST([.C9];[.$A$2];[.$B$2];0)" office:value-type="float" office:value="9.93796868795818E-193" calcext:value-type="float">
            <text:p>9,93796868795818E-193</text:p>
          </table:table-cell>
          <table:table-cell table:formula="of:=[.D9]/[.E9]" office:value-type="float" office:value="3.14897647091816E+083" calcext:value-type="float">
            <text:p>3,14897647091816E+083</text:p>
          </table:table-cell>
          <table:table-cell table:formula="of:=[.D5]*[.D6]*[.D7]*[.D8]*[.D9]" office:value-type="float" office:value="0" calcext:value-type="float">
            <text:p>0</text:p>
          </table:table-cell>
          <table:table-cell table:formula="of:=[.E5]*[.E6]*[.E7]*[.E8]*[.E9]" office:value-type="float" office:value="0" calcext:value-type="float">
            <text:p>0</text:p>
          </table:table-cell>
          <table:table-cell table:formula="of:=[.G9]/[.H9]" office:value-type="string" office:string-value="" calcext:value-type="error">
            <text:p>#DIV/0!</text:p>
          </table:table-cell>
          <table:table-cell table:formula="of:=[.D6]*[.D7]*[.D8]*[.D9]" office:value-type="float" office:value="0" calcext:value-type="float">
            <text:p>0</text:p>
          </table:table-cell>
          <table:table-cell table:formula="of:=[.E6]*[.E7]*[.E8]*[.E9]" office:value-type="float" office:value="0" calcext:value-type="float">
            <text:p>0</text:p>
          </table:table-cell>
          <table:table-cell table:style-name="ce1" table:formula="of:=[.J9]/[.K9]" office:value-type="string" office:string-value="" calcext:value-type="error">
            <text:p>#DIV/0!</text:p>
          </table:table-cell>
          <table:table-cell table:formula="of:=[.K9]/[.J9]" office:value-type="string" office:string-value="" calcext:value-type="error">
            <text:p>#DIV/0!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11:39:51.737569282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16:52:46.655447787</meta:creation-date>
    <dc:date>2017-04-01T11:45:37.458714046</dc:date>
    <meta:editing-duration>PT3H25M48S</meta:editing-duration>
    <meta:editing-cycles>3</meta:editing-cycles>
    <meta:generator>LibreOffice/5.1.6.2$Linux_X86_64 LibreOffice_project/10m0$Build-2</meta:generator>
    <meta:document-statistic meta:table-count="1" meta:cell-count="74" meta:object-count="0"/>
  </office:meta>
</office:document-meta>
</file>